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paragraph-properties fo:margin-left="0in" fo:margin-right="0in" fo:text-indent="0in" style:auto-text-indent="false"/>
    </style:style>
    <style:style style:name="P2" style:family="paragraph" style:parent-style-name="Text_20_body">
      <style:paragraph-properties fo:margin-top="0in" fo:margin-bottom="0.0835in" fo:text-align="start" style:justify-single-word="false"/>
    </style:style>
    <style:style style:name="P3" style:family="paragraph" style:parent-style-name="Subtitle">
      <style:paragraph-properties fo:break-before="page"/>
    </style:style>
    <style:style style:name="P4" style:family="paragraph" style:parent-style-name="Text_20_body">
      <style:paragraph-properties fo:break-before="page"/>
    </style:style>
    <style:style style:name="P5" style:family="paragraph" style:parent-style-name="Standard">
      <style:paragraph-properties fo:break-before="page"/>
      <style:text-properties style:font-name="Liberation Sans" fo:font-weight="bold" style:font-weight-asian="bold" style:font-weight-complex="bold"/>
    </style:style>
    <style:style style:name="P6" style:family="paragraph" style:parent-style-name="Subtitle">
      <style:paragraph-properties fo:text-align="center" style:justify-single-word="false"/>
    </style:style>
    <style:style style:name="P7" style:family="paragraph" style:parent-style-name="Standard">
      <style:text-properties style:font-name="Liberation Sans"/>
    </style:style>
    <style:style style:name="P8" style:family="paragraph" style:parent-style-name="Standard">
      <style:text-properties style:font-name="Liberation Sans" fo:font-weight="bold" style:font-weight-asian="bold" style:font-weight-complex="bold"/>
    </style:style>
    <style:style style:name="P9" style:family="paragraph" style:parent-style-name="Text_20_body">
      <style:paragraph-properties fo:margin-left="0.4925in" fo:margin-right="0in" fo:text-indent="0in" style:auto-text-indent="false"/>
    </style:style>
    <style:style style:name="P10" style:family="paragraph" style:parent-style-name="Text_20_body">
      <style:text-properties fo:font-style="normal" style:font-style-asian="normal" style:font-style-complex="normal"/>
    </style:style>
    <style:style style:name="P11" style:family="paragraph" style:parent-style-name="Heading_20_2">
      <style:paragraph-properties fo:margin-top="0.1665in" fo:margin-bottom="0.0835in" fo:keep-with-next="always"/>
    </style:style>
    <style:style style:name="P12" style:family="paragraph" style:parent-style-name="Contents_20_1">
      <style:paragraph-properties>
        <style:tab-stops>
          <style:tab-stop style:position="6.6925in" style:type="right" style:leader-style="dotted" style:leader-text="."/>
        </style:tab-stops>
      </style:paragraph-properties>
    </style:style>
    <style:style style:name="P13" style:family="paragraph" style:parent-style-name="Contents_20_2">
      <style:paragraph-properties>
        <style:tab-stops>
          <style:tab-stop style:position="6.4957in" style:type="right" style:leader-style="dotted" style:leader-text="."/>
        </style:tab-stops>
      </style:paragraph-properties>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paragraph-properties fo:margin-left="0in" fo:margin-right="0in" fo:text-indent="0in" style:auto-text-indent="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New1"/>
    </style:style>
    <style:style style:name="T4" style:family="text">
      <style:text-properties style:text-position="super 58%"/>
    </style:style>
    <style:style style:name="T5" style:family="text">
      <style:text-properties style:font-name="Liberation Sans" style:font-name-asian="DejaVu LGC Sans" style:font-name-complex="DejaVu LGC Sans"/>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JBossTS Test Orchestration Package</text:p>
      <text:p text:style-name="Title">Programmer's Guide</text:p>
      <text:p text:style-name="P6">Version 0.1.2</text:p>
      <text:p text:style-name="Subtitle">21<text:span text:style-name="T4">st</text:span> November 2008</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Introduction<text:tab/>4</text:p>
          <text:p text:style-name="P13">Event Condition Action Rules<text:tab/>4</text:p>
          <text:p text:style-name="P13">Rule Bindings<text:tab/>4</text:p>
          <text:p text:style-name="P13">Builtin Conditions and Actions<text:tab/>4</text:p>
          <text:p text:style-name="P13">Agent Transformation<text:tab/>5</text:p>
          <text:p text:style-name="P13">ECA Rule Engine<text:tab/>6</text:p>
          <text:p text:style-name="P12">Rule Language<text:tab/>7</text:p>
          <text:p text:style-name="P13">Rule Events<text:tab/>7</text:p>
          <text:p text:style-name="P13">Location Specifiers<text:tab/>8</text:p>
          <text:p text:style-name="P13">Rule Bindings<text:tab/>10</text:p>
          <text:p text:style-name="P13">Rule Expressions<text:tab/>10</text:p>
          <text:p text:style-name="P13">Rule Conditions<text:tab/>11</text:p>
          <text:p text:style-name="P13">Rule Actions<text:tab/>12</text:p>
          <text:p text:style-name="P12">Rule Language Built-Ins<text:tab/>13</text:p>
          <text:p text:style-name="P13">Helpers and Built-In Operations<text:tab/>13</text:p>
          <text:p text:style-name="P13">Countdowns<text:tab/>14</text:p>
          <text:p text:style-name="P13">Waiters<text:tab/>14</text:p>
          <text:p text:style-name="P13">Flags<text:tab/>15</text:p>
          <text:p text:style-name="P13">Tracing<text:tab/>15</text:p>
          <text:p text:style-name="P13">Aborting Execution<text:tab/>16</text:p>
          <text:p text:style-name="P13">Other Builtins<text:tab/>16</text:p>
          <text:p text:style-name="P12">Using The Orchestration Package<text:tab/>16</text:p>
          <text:p text:style-name="P13">Obtaining the sources<text:tab/>16</text:p>
          <text:p text:style-name="P13">Building the package<text:tab/>16</text:p>
          <text:p text:style-name="P13">Using The Package<text:tab/>17</text:p>
        </text:index-body>
      </text:table-of-content>
      <text:p text:style-name="Subtitle"/>
      <text:p text:style-name="P5">Legal Notices</text:p>
      <text:p text:style-name="P7">The information contained in this documentation is subject to change without notice.</text:p>
      <text:p text:style-name="P7">Red Hat Middleware LLC makes no warranty of any kind with regard to this material, including, but not limited to, the implied warranties of merchantability and fitness for a particular purpose. Red Hat Middleware LLC shall not be liable for errors contained herein or for incidental or consequential damages in connection with the furnishing, performance, or use of this material. </text:p>
      <text:p text:style-name="P8">Copyright</text:p>
      <text:p text:style-name="P7">JBoss, Home of Professional Open Source. Copyright 2008, Red Hat Middleware LLC, and individual contributors by the @authors tag. See the copyright.txt in the distribution for a full listing of individual contributors.</text:p>
      <text:p text:style-name="P7">This copyrighted material is made available to anyone wishing to use, modify, copy, or redistribute it under the terms of the GNU Lesser General Public License as published by the Free Software Foundation; either version 2.1 of the License, or (at your option) any later version.. This material is distributed in the hope that it will be useful, but WITHOUT A WARRANTY; without even the implied warranty of MERCHANTABILITY or FITNESS FOR A <text:s/>PARTICULAR PURPOSE. </text:p>
      <text:p text:style-name="P7">See the GNU General Public License for more details.</text:p>
      <text:p text:style-name="P7">You should have received a copy of the GNU Lesser General Public License along with this software; if not, write to the Free Software Foundation, Inc., 51 Franklin St, Fifth Floor, Boston, MA 02110-1301 USA, or see the FSF site: http://www.fsf.org. </text:p>
      <text:p text:style-name="P8">Restricted Rights Legend</text:p>
      <text:p text:style-name="P7">Use, duplication, or disclosure is subject to restrictions as set forth in contract subdivision (c)(1)(ii) of the Rights in Technical Data and Computer Software clause 52.227-FAR14.</text:p>
      <text:p text:style-name="P4"/>
      <text:list text:style-name="Outline">
        <text:list-header>
          <text:h text:style-name="Heading_20_1" text:outline-level="1" text:is-list-header="true">Introduction</text:h>
        </text:list-header>
      </text:list>
      <text:p text:style-name="Text_20_body">The orchestration package provides an execution scripting tool designed primarily to support automation of tests for multi-threaded and multi-JVM Java applications. The package uses bytlecode transformation to modify the runtime execution of the application without having to modify the source code. The possible modifications are essentially unlimited but the package provides explicit support for test automation in three main areas:</text:p>
      <text:list text:style-name="L1">
        <text:list-item>
          <text:p text:style-name="P14">orchestrating the timing of activities performed by independent application threads</text:p>
        </text:list-item>
        <text:list-item>
          <text:p text:style-name="P14">tracing application execution</text:p>
        </text:list-item>
        <text:list-item>
          <text:p text:style-name="P14">subverting normal method execution</text:p>
        </text:list-item>
      </text:list>
      <text:list text:style-name="Outline" text:continue-numbering="true">
        <text:list-item>
          <text:list text:continue-numbering="true">
            <text:list-header>
              <text:h text:style-name="Heading_20_2" text:outline-level="2" text:is-list-header="true">Event Condition Action Rules</text:h>
            </text:list-header>
          </text:list>
        </text:list-item>
      </text:list>
      <text:p text:style-name="Text_20_body">The orchestration tool primarily operates by introducing side-effects at specified points during execution according to an orchestration script. A single script comprises a set of <text:s/>rules each of which identifies an <text:span text:style-name="T1">event</text:span><text:span text:style-name="T2"> </text:span>occurring during program execution, defines a <text:span text:style-name="T1">condition</text:span> determining when the rule should be invoked and specifies a set of <text:span text:style-name="T1">actions</text:span> to be performed when it is invoked. Scripts employ an Event Condition Action (ECA) <text:s/>rule language to define how the application behaviour should be transformed at runtime. The three components of these rules, event, condition and action, are used, respectively, to define:</text:p>
      <text:list text:style-name="L2">
        <text:list-item>
          <text:p text:style-name="P15"><text:span text:style-name="T1">where</text:span> during application execution a side-effect should occur</text:p>
        </text:list-item>
        <text:list-item>
          <text:p text:style-name="P15"><text:span text:style-name="T1">whether</text:span> the side-effect should happen or not</text:p>
        </text:list-item>
        <text:list-item>
          <text:p text:style-name="P15"><text:span text:style-name="T1">what</text:span> the side effect should be</text:p>
        </text:list-item>
      </text:list>
      <text:p text:style-name="Text_20_body">Each test run is expected to supply a set of rules specifying the side-effects it wishes to introduce into the application under test. Rules may be supplied in a single script or as a set of scripts, the latter allowing reuse of rules across related tests.</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Rule conditions and actions may be parameterised by <text:span text:style-name="T1">bindings</text:span>, contextual data obtained from the code location targeted by the rule. This allows actions associated with one rule to be correlated with actions performed by other rules and to be specific to the particular case in hand. For example, a rule attached to a database insertion method might bind the primary key of the record created by the method and use this binding to create a counter labelled with the key. Another rule attached to a database read operation might bind the primary key of the record being read, test for the presence of a counter labelled with the key, decrement it and throw a read exception when the counter reached zero. So, with this example the second rule would only act on records created during the test run and each such record would be counted down independently.</text:p>
      <text:list text:style-name="Outline" text:continue-numbering="true">
        <text:list-item>
          <text:list text:continue-numbering="true">
            <text:list-header>
              <text:h text:style-name="Heading_20_2" text:outline-level="2" text:is-list-header="true">Builtin Conditions and Actions</text:h>
            </text:list-header>
          </text:list>
        </text:list-item>
      </text:list>
      <text:p text:style-name="Text_20_body">The package provides a suite of built-in “orchestration” conditions and actions used to coordinate the activities of independent threads e.g. delays, waits and signals, countdowns, flag operations and so on. These are particularly useful for testing multi-threaded programs subject to arbitrary scheduling orders. Judicious insertion of <text:soft-page-break/>orchestration actions can guarantee that thread interleavings in a given test run occur in a desired order, enabling test code to reliably exercise parallel execution paths which do not normally occur with synthetic workloads.</text:p>
      <text:p text:style-name="Text_20_body">Tracing actions are provided so that test deployment scripts can track progress of a test run and identify successful or unsuccessful test completion. Trace output can also be used to debug rule execution. The use of local context data and orchestration data in rule conditions allows trace output to be quite finely tuned. Trace actions can insert this data into message strings, allowing detailed scrutiny of test execution paths.</text:p>
      <text:p text:style-name="Text_20_body">A few special builtin actions can be used to subvert the behaviour of application code by modifying execution paths. This is particularly important in a test environment where it is often necessary to force application methods to generate dummy results or simulate an error. A <text:span text:style-name="T1">return</text:span> action forces an early return from the code location targeted by the rule. If the method is non-void then the return action supplies a value to use as the method result. A <text:span text:style-name="T1">throw</text:span> action enables runtime exceptions (i.e. instances of <text:span text:style-name="Code_20_Text">RuntimeException</text:span> or its subclasses) to be thrown from any target location, effectively either aborting a thread or, at least, where a catch-all handler is employed, the portion of the thread's call tree between the rule location and the catch block. Other exceptions may be thrown so long as the method in which the rule is located declares the exception in its throws list. Finally, a <text:span text:style-name="T1">kill</text:span> action allows a machine crash to be simulated by configuring an immediate exit from the JVM.</text:p>
      <text:p text:style-name="Text_20_body">Finally, rules are not just restricted to using builtin operations. Application-specific side-effects can also be introduced by invoking publicly accessible application or JVM methods in rule conditions or actions.</text:p>
      <text:list text:style-name="Outline" text:continue-numbering="true">
        <text:list-item>
          <text:list text:continue-numbering="true">
            <text:list-header>
              <text:h text:style-name="Heading_20_2" text:outline-level="2" text:is-list-header="true">Agent Transformation</text:h>
            </text:list-header>
          </text:list>
        </text:list-item>
      </text:list>
      <text:p text:style-name="Text_20_body">The bytecode modifications performed by the orchestration package are implemented using a <text:span text:style-name="T1">Java agent</text:span> program which processes the rule script at At JVM bootstrap. JVM class loaders provide agents with an opportunity to modify loaded bytecode just prior to <text:s/>compilation (see package <text:span text:style-name="Code_20_Text">java.lang.Instrumentation</text:span> for details of how Java agents work). The orchestration agent is responsible for monitoring method code as it is loaded and identifying <text:span text:style-name="T1">trigger points</text:span>, code locations specified in rule events where the rule engine code should be invoked. This allows the rule engine to introduce the desired side effects.</text:p>
      <text:p text:style-name="Text_20_body">The agent inserts <text:span text:style-name="T1">trigger calls</text:span> into code at each point which matches a rule event (the <text:span text:style-name="T1">where</text:span> part of the rule). <text:s/>Trigger calls are calls to the rule execution engine which identify the <text:span text:style-name="T1">trigger method</text:span>, i.e. the method which contains the trigger point, the rule which has been matched and the arguments to the trigger method. If several rules match the same trigger point then there will be a sequence of trigger calls, one for each matching rule, which are called in the order they appear in their script(s). When a trigger call occurs the rule execution engine locates the relevant rule, establishes bindings for variables mentioned in the rule event and then <text:span text:style-name="T1">tests</text:span> the rule condition. If the condition evaluates to true it <text:span text:style-name="T1">fires</text:span> the rule. executing each of the rule actions in sequence.</text:p>
      <text:p text:style-name="Text_20_body">Trigger calls pass the method recipient (this) and method arguments to the rule engine and these are made available to the condition and action as default bindings with a standard naming convention. The event specification includes a binding specification which can introduce bindings for additional variables by invoking methods or operations on the method bindings and/or static data. This allows arbitrary data from the triggering context to be tested in the condition in order to decide whether to <text:span text:style-name="T2">fire</text:span> the rule and to be employed as a target or parameter for rule actions. Note that the agent will eventually be updated to pass local variables which are in scope at the trigger point as arguments to the <text:soft-page-break/>trigger call, making them available as default bindings.</text:p>
      <text:p text:style-name="Text_20_body">The agent also compiles exception handler code into the trigger method in order to deal with exceptions which might arise during rule processing. This is not intended to catch <text:s/>exceptions which arise because of errors detected during operation of the rule execution engine (they should all be caught and dealt with internally). Exceptions are only thrown out of the execution engine to alter the flow of control through the triggering method. Normally, after returning from a trigger call the triggering thread continues to execute the original method code. However, the return and throw actions can be used to specify that an early return or exception throw should be performed <text:span text:style-name="T1">from the trigger method</text:span>. The rule language implementation achieves this by throwing its own private, internal exceptions below the trigger call. The handler code compiled into the trigger method catches these internal exceptions and then either returns to the caller or recursively throws a runtime or application-specific exception, thus avoiding normal execution of the remaining code in the body of the triggering method.</text:p>
      <text:list text:style-name="Outline" text:continue-numbering="true">
        <text:list-item>
          <text:list text:continue-numbering="true">
            <text:list-header>
              <text:h text:style-name="P11" text:outline-level="2" text:is-list-header="true">ECA <text:span text:style-name="T5">Rule</text:span> Engine</text:h>
            </text:list-header>
          </text:list>
        </text:list-item>
      </text:list>
      <text:p text:style-name="Text_20_body">The rule execution engine consists of a rule parser, type checker and interpreter/compiler. The rule parser is invoked by the agent during bootstrap. This provides enough information to enable the agent to identify potential trigger points. Rules cannot be type checked and compiled until the class and method bytecode they refer to has been loaded. This is because type checking requires identifying properties of the trigger class and, potentially, of classes it mentions. The type checker needs to identify properties of loaded classes such as the types and accessibility of fields, method signatures etc. So, in order to ensure that the trigger class and all its dependent classes have been loaded before the type checker tries to access them, rules are type checked and compiled the first time they are triggered. This also avoids the cost of checking and compiling rules included in the rule set which do not actually get called.</text:p>
      <text:p text:style-name="Text_20_body">A single rule may be associated with more than one trigger point. Firstly, depending upon how precisely the <text:s/>rule specifies its event, it may apply to more than one class or more than one method within a class. But secondly, even if a rule specifies a class and method unambiguously the same bytecode file may be loaded by different class loaders. So, the rule has to be type checked and compiled for each applicable trigger point.</text:p>
      <text:p text:style-name="Text_20_body">If a type check or compile operation fails the rule engine prints an error and disables execution of the trigger call. Note that in cases where the event specification <text:s/>is ambiguous a rule may type check successfully against one trigger point but not against another. Rule execution is only disabled for cases where the type check fails.</text:p>
      <text:p text:style-name="Text_20_body">Currently, trigger calls execute a rule by interpreting the rule parse tree. The rule engine creates an instance of a helper class (the inner class <text:span text:style-name="Code_20_Text">Rule.Helper</text:span>) to provide a context for each trigger call. This helper instance stores the bindings for the method parameters and for variables introduced by the rule event. This ensures that concurrent triggers of the same rule from different threads do not interfere with each other. The default helper class implements methods which perform binding of the rule's event variables (method <text:span text:style-name="Code_20_Text">bind</text:span>), testing of the rule's condition (method <text:span text:style-name="Code_20_Text">test</text:span>) and execution of the rule's actions (method <text:span text:style-name="Code_20_Text">fire</text:span>). These implementations all work by interpreting the parse tree. In future this will be optimized by having the rule compiler generate a specialization of the helper class for each trigger point. This generated class will include runtime-generated code for the bind, test and fire methods derived from the type checked parse tree.</text:p>
      <text:list text:style-name="Outline" text:continue-numbering="true">
        <text:list-header>
          <text:h text:style-name="Heading_20_1" text:outline-level="1" text:is-list-header="true"><text:soft-page-break/>Rule Language</text:h>
        </text:list-header>
      </text:list>
      <text:p text:style-name="P2">Rules are defined in scripts which consists of a sequence of rule definitions interleaved with comment lines. Comments may occur within the body of a rule definition as well as preceding or following a definition but must be on separate lines from the rule text. <text:s/>Comments are lines which begin with a <text:span text:style-name="Code_20_Text">#</text:span> character:</text:p>
      <text:p text:style-name="Code">######################################<text:line-break/># Example Rule Set<text:line-break/>#<text:line-break/># a single rule definition<text:line-break/>RULE example rule<text:line-break/># comment line in rule body<text:line-break/><text:tab/>. . .<text:line-break/>ENDRULE</text:p>
      <text:list text:style-name="Outline" text:continue-numbering="true">
        <text:list-item>
          <text:list text:continue-numbering="true">
            <text:list-header>
              <text:h text:style-name="P11" text:outline-level="2" text:is-list-header="true">Rule Events</text:h>
            </text:list-header>
          </text:list>
        </text:list-item>
      </text:list>
      <text:p text:style-name="Text_20_body">Rule event specifications identify a specific <text:span text:style-name="T1">location</text:span> in a <text:span text:style-name="T1">target</text:span> method associated with a <text:span text:style-name="T1">target</text:span> class. Target methods can be either static or instance methods or constructors. If no detailed location is specified the default location is entry to the target method. So, the basic schema for a single rule is as follows:</text:p>
      <text:p text:style-name="Code"># rule skeleton<text:line-break/>RULE &lt;rule name&gt;<text:line-break/>CLASS &lt;class name&gt;<text:line-break/>METHOD &lt;method name&gt;<text:line-break/>BIND &lt;bindings&gt;<text:line-break/>IF <text:s text:c="2"/>&lt;condition&gt;<text:line-break/>DO <text:s text:c="2"/>&lt;actions&gt;<text:line-break/>ENDRULE</text:p>
      <text:p text:style-name="Text_20_body">The name of the rule following the <text:span text:style-name="Code_20_Text">RULE</text:span> keyword can be any free form text with the restriction that it must include at least one non-white space character. Rule names do not have to be unique but it obviously helps when debugging rule scripts if they clearly identify the rule. The rule name is printed whenever an error is encountered during parsing, type checking, compilation or execution.</text:p>
      <text:p text:style-name="Text_20_body">The class and method names following the CLASS and METHOD keywords must be on the same line. The class name can identify a class either with or without the package qualification. The method name can identify a method with or without an argument list or return type. A constructor method is identified using the special name <text:span text:style-name="Code_20_Text">&lt;init&gt;</text:span>. For example,</text:p>
      <text:p text:style-name="Code"><text:bookmark-start text:name="DDE_LINK1"/># class and method example<text:line-break/>RULE any commit on any coordinator engine<text:line-break/>CLASS CoordinatorEngine<text:line-break/>METHOD commit<text:line-break/>. . .<text:line-break/>ENDRULE<text:bookmark-end text:name="DDE_LINK1"/></text:p>
      <text:p text:style-name="Text_20_body">matches the rule with any class whose name is <text:span text:style-name="Code_20_Text">CoordinatorEngine</text:span>, irrespective of the package it belongs to. When any class with this name is loaded then the agent will insert a trigger point at the beginning of any method named <text:span text:style-name="Code_20_Text">commit</text:span>. If <text:s/>there are several occurrences of this method, with different signatures then each method will have a trigger point inserted.</text:p>
      <text:p text:style-name="Text_20_body"><text:soft-page-break/>More precise matches can be guaranteed by adding more detail. For example,</text:p>
      <text:p text:style-name="Code"># class and method example 2<text:line-break/>RULE commit with no arguments on wst11 coordinator engine<text:line-break/>CLASS com.arjuna.wst11.messaging.engines.<text:bookmark-start text:name="DDE_LINK2"/>CoordinatorEngine<text:bookmark-end text:name="DDE_LINK2"/><text:line-break/>METHOD State commit()<text:line-break/>AT LINE 324<text:line-break/>. . .<text:line-break/>ENDRULE</text:p>
      <text:p text:style-name="Text_20_body">This rule will only match the <text:span text:style-name="Code_20_Text">CoordinatorEngine</text:span> class in package <text:span text:style-name="Code_20_Text">com.arjuna.wst11.messaging.engines</text:span> and only match a method <text:span text:style-name="Code_20_Text">commit</text:span> with no arguments and with a return type whose name is <text:span text:style-name="Code_20_Text">State</text:span>. Note that the package for class <text:span text:style-name="Code_20_Text">State</text:span> is left unspecified. The type checker infers this information from the matched method.</text:p>
      <text:p text:style-name="Text_20_body">The previous example also employs the location specifier <text:s/><text:span text:style-name="Code_20_Text">AT LINE</text:span>. The text following the line keyword must be able to be parsed to derive an integer line number. This directs the agent to insert the trigger call at the start of a particular line in the source code.</text:p>
      <text:p text:style-name="Text_20_body">Note:</text:p>
      <text:p text:style-name="Text_20_body">The agent <text:span text:style-name="T1">will not</text:span> transform any classes in package <text:span text:style-name="Code_20_Text">java.lang</text:span> nor classes in package <text:s/><text:span text:style-name="Code_20_Text">org.jboss.jbossts.orchestration</text:span> (the orchestration package itself).</text:p>
      <text:list text:style-name="Outline" text:continue-numbering="true">
        <text:list-item>
          <text:list text:continue-numbering="true">
            <text:list-header>
              <text:h text:style-name="Heading_20_2" text:outline-level="2" text:is-list-header="true">Location Specifiers</text:h>
            </text:list-header>
          </text:list>
        </text:list-item>
      </text:list>
      <text:p text:style-name="Text_20_body">It is easy and convenient to use line numbers to specify locations in code which is not subject to change. However, this is less useful for automated testing because modifications to the code base can shift the line numbers of unmodified lines invalidating test scripts. Luckily there are several other ways of specifying where a trigger point should be inserted into a target method which relate to the structure of the code. For example,</text:p>
      <text:p text:style-name="Code"># location specifier example<text:line-break/>RULE countdown at commit<text:line-break/>CLASS CoordinatorEngine<text:line-break/>METHOD commit<text:line-break/>AT READ state<text:line-break/>. . .<text:line-break/>ENDRULE</text:p>
      <text:p text:style-name="Text_20_body">In this rule the trigger point will be inserted just before the first location in the bytecode where a <text:span text:style-name="Code_20_Text">getField</text:span> operation is performed on field called <text:span text:style-name="Code_20_Text">state</text:span>. This is effectively the same as saying that the trigger point will occur at the first point in the source code of the method where field state is accessed. By contracts, the following rule would locate the trigger point after the first write to field <text:span text:style-name="Code_20_Text">recovered</text:span>:</text:p>
      <text:p text:style-name="Code"># location specifier example 2<text:line-break/>RULE add countdown at recreate<text:line-break/>CLASS CoordinatorEngine<text:line-break/>METHOD &lt;init&gt;<text:line-break/>AFTER WRITE CoordinatorEngine.recovered<text:line-break/>. . .<text:line-break/>ENDRULE</text:p>
      <text:p text:style-name="Text_20_body">Note that in the last example the field type is qualified to ensure that the write is to the field belonging to an instance of class <text:span text:style-name="Code_20_Text">CoordinatorEngine</text:span>.</text:p>
      <text:p text:style-name="Text_20_body"><text:soft-page-break/>The full set of location specifiers is as follows</text:p>
      <text:p text:style-name="Code">AT ENTRY<text:line-break/>AT LINE <text:span text:style-name="T1">number</text:span><text:line-break/>AT READ <text:span text:style-name="T1">[type </text:span>.<text:span text:style-name="T1">]</text:span> <text:span text:style-name="T1">field</text:span> <text:span text:style-name="T1">[count]</text:span><text:line-break/>AFTER READ <text:span text:style-name="T1">[ type </text:span>.<text:span text:style-name="T1">]</text:span> <text:span text:style-name="T1">field</text:span> <text:span text:style-name="T1">[count]<text:line-break/>AT WRITE [ type .] field [count]<text:line-break/>AFTER WRITE [ type .] field [count]<text:line-break/>AT INVOKE [ type .] method [ </text:span><text:span text:style-name="T2">(</text:span><text:span text:style-name="T1"> argtypes </text:span><text:span text:style-name="T2">)</text:span><text:span text:style-name="T1"> ] [count]<text:line-break/>AFTER INVOKE [ type .] method [ </text:span><text:span text:style-name="T2">(</text:span><text:span text:style-name="T1"> argtypes </text:span><text:span text:style-name="T2">)</text:span><text:span text:style-name="T1"> ][count]<text:line-break/>AT SYNCHRONIZE [count]<text:line-break/>AFTER SYNCHRONIZE [count]</text:span></text:p>
      <text:p text:style-name="P10">If a location specifier is provided it must immediately follow the <text:span text:style-name="Code_20_Text">METHOD</text:span> specifier. If no location specifier is provided it defaults to <text:span text:style-name="Code_20_Text">AT ENTRY</text:span>.</text:p>
      <text:p text:style-name="P10">An <text:span text:style-name="Code_20_Text">AT ENTRY</text:span> specifier normally locates the trigger point before the first executable instruction in the trigger method. An exception to this occurs in the case of a constructor method in which case the trigger point is located before the first instruction following the call to the super constructor or redirection call to an alternative constructor. This is necessary to ensure that rules do not attempt to bind and operate on the instance before it is constructed</text:p>
      <text:p text:style-name="P10">An <text:span text:style-name="Code_20_Text">AT LINE</text:span> specifier locates the trigger point before the first executable bytecode instruction in the trigger method whose source line number is greater than or equal to the line number supplied as argument to the specifier. If there is no executable code at (or following) the specified line number the agent will not insert a trigger point (note that it does not currently print an error in such cases because this may merely indicate that the rule does not apply to this particular class or method – perhaps this behaviour needs revising?).</text:p>
      <text:p text:style-name="P10">An <text:span text:style-name="Code_20_Text">AT READ</text:span> specifier locates the trigger point before the first mention of an object field whose name matches the supplied field name i.e. it corresponds to the first occurred of a corresponding <text:span text:style-name="Code_20_Text">getField</text:span> instruction in the bytecode. If a type is specified then the <text:span text:style-name="Code_20_Text">getField</text:span> instruction will only be matched if the named field is declared by a class whose name matches the supplied type. If a count <text:span text:style-name="T1">N</text:span> is supplied then the <text:span text:style-name="T1">N</text:span>th matching <text:span text:style-name="Code_20_Text">getField</text:span> will be used as the trigger point. Note that the count identifies to the <text:span text:style-name="T1">N</text:span>th textual occurence of the field access, not the <text:span text:style-name="T1">N</text:span>th field access in a particular execution path at runtime.</text:p>
      <text:p text:style-name="P10">An <text:span text:style-name="Code_20_Text">AFTER READ</text:span> specification is identical to an AT READ specification except that it locates the trigger point after the <text:span text:style-name="Code_20_Text">getField</text:span> bytecode.</text:p>
      <text:p text:style-name="P10"><text:span text:style-name="Code_20_Text">AT WRITE</text:span> and <text:span text:style-name="Code_20_Text">AFTER WRITE</text:span> specifiers are the same as the corresponding <text:span text:style-name="Code_20_Text">READ</text:span> specifiers except that they correspond to assignments to the named field in the source code <text:s/>i.e. they identify <text:span text:style-name="Code_20_Text">putField</text:span> instructions.</text:p>
      <text:p text:style-name="Text_20_body"><text:span text:style-name="Code_20_Text">AT INVOKE</text:span> and <text:span text:style-name="Code_20_Text">AFTER INVOKE</text:span> specifiers are like <text:span text:style-name="Code_20_Text"><text:span text:style-name="T2">READ</text:span></text:span> and <text:span text:style-name="Code_20_Text"><text:span text:style-name="T2">WRITE</text:span></text:span> specifiers except that they identify invocations of methods or constructors within the trigger method as the trigger point. The method may be identified using a bare method name or the name may be qualified by a, possibly package-qualified, type or by a descriptor. A descriptor consists of a comma-separated list of type names within brackets. The type names identify the types of the method parameters and may be prefixed with package qualifiers and employ array bracket pairs as suffixes.</text:p>
      <text:p text:style-name="P10"><text:span text:style-name="Code_20_Text">AT SYNCHRONIZE</text:span> and <text:span text:style-name="Code_20_Text">AFTER SYNCHRONIZE</text:span> specifiers identify synchronization blocks <text:soft-page-break/>in the target method, i.e. they correspond to <text:span text:style-name="Code_20_Text">MONITORENTER</text:span> instructions in the bytecode. Note that <text:span text:style-name="Code_20_Text">AFTER SYNCHRONIZE</text:span> identifies the point immediately after entry to the synchronized block rather than the point immediately after exit from the block.</text:p>
      <text:p text:style-name="P10">n.b. for hysterical reasons <text:span text:style-name="Code_20_Text">CALL</text:span> may be used as a synonym for <text:span text:style-name="Code_20_Text">INVOKE</text:span> and the <text:span text:style-name="Code_20_Text">AT</text:span> in an <text:span text:style-name="Code_20_Text">AT LINE</text:span> specifier is optional.</text:p>
      <text:list text:style-name="Outline" text:continue-numbering="true">
        <text:list-item>
          <text:list text:continue-numbering="true">
            <text:list-header>
              <text:h text:style-name="Heading_20_2" text:outline-level="2" text:is-list-header="true">Rule Bindings</text:h>
            </text:list-header>
          </text:list>
        </text:list-item>
      </text:list>
      <text:p text:style-name="Text_20_body">The event specification includes a binding specification which computes values for variables which can subsequently be referenced in the rule body. These values will be computed each time the rule is triggered before testing the rule condition. For example,</text:p>
      <text:p text:style-name="Code"># binding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 . .<text:line-break/>ENDRULE</text:p>
      <text:p text:style-name="Text_20_body">creates a variable called <text:span text:style-name="Code_20_Text">engine</text:span>. This variable is bound to the recipient of the <text:span text:style-name="Code_20_Text">commit</text:span> method call which triggered the rule, identified by the parameter reference <text:span text:style-name="Code_20_Text">$0</text:span> (if <text:span text:style-name="Code_20_Text">commit</text:span> was a static method then reference to <text:span text:style-name="Code_20_Text">$0</text:span> would result in a type check exception). Arguments to the trigger method can be identified using parameter references with successive indices, <text:span text:style-name="Code_20_Text">$1</text:span>, <text:span text:style-name="Code_20_Text">$2</text:span> etc. The declaration of engine specifies its type as being <text:span text:style-name="Code_20_Text">CoordinatorEngine</text:span> though this is not strictly necessary since it can be inferred form the type of <text:span text:style-name="Code_20_Text">$0</text:span>.</text:p>
      <text:p text:style-name="Text_20_body">Similarly, variables <text:span text:style-name="Code_20_Text">recovered</text:span> and <text:span text:style-name="Code_20_Text">identifier</text:span> are bound by evaluating the expressions on the right of the <text:span text:style-name="Code_20_Text">=</text:span> operator. <text:s/>Note that the binding for engine has been established before these variables are bound so it can be referenced in the evaluated expression. Once again, type specifications are provided but they could be inferred.</text:p>
      <text:p text:style-name="Text_20_body">The special syntax <text:span text:style-name="Code_20_Text">BIND NOTHING</text:span> is available for cases where the rule does not need to employ any bindings.</text:p>
      <text:list text:style-name="Outline" text:continue-numbering="true">
        <text:list-item>
          <text:list text:continue-numbering="true">
            <text:list-header>
              <text:h text:style-name="Heading_20_2" text:outline-level="2" text:is-list-header="true">Rule Expressions</text:h>
            </text:list-header>
          </text:list>
        </text:list-item>
      </text:list>
      <text:p text:style-name="Text_20_body">Expressions which occur on the right hand side of the <text:span text:style-name="Code_20_Text">=</text:span> operator in event bindings can be simple expressions i.e.</text:p>
      <text:list text:style-name="L3">
        <text:list-item>
          <text:p text:style-name="P16">references to previously bound variables</text:p>
        </text:list-item>
        <text:list-item>
          <text:p text:style-name="P16">static data references</text:p>
        </text:list-item>
        <text:list-item>
          <text:p text:style-name="P16">primitive literals</text:p>
        </text:list-item>
        <text:list-item>
          <text:p text:style-name="P16">field accesses</text:p>
        </text:list-item>
        <text:list-item>
          <text:p text:style-name="P16">method invocations</text:p>
        </text:list-item>
        <text:list-item>
          <text:p text:style-name="P16">built-in operation invocations</text:p>
        </text:list-item>
      </text:list>
      <text:p text:style-name="Text_20_body">n.b. built-in operations are explained in more detail below.</text:p>
      <text:p text:style-name="Text_20_body"><text:soft-page-break/>Expressions can also be complex expressions composed from other expressions using the usual Java operators: <text:span text:style-name="Code_20_Text">+</text:span>, <text:span text:style-name="Code_20_Text">-</text:span>, <text:span text:style-name="Code_20_Text">*</text:span>, <text:span text:style-name="Code_20_Text">/</text:span>, <text:span text:style-name="Code_20_Text">%</text:span>, <text:span text:style-name="Code_20_Text">&amp;</text:span>, <text:span text:style-name="Code_20_Text">|</text:span>, <text:span text:style-name="Code_20_Text">^</text:span>, <text:span text:style-name="Code_20_Text">&amp;&amp;</text:span>, <text:span text:style-name="Code_20_Text">||</text:span>, <text:span text:style-name="Code_20_Text">!</text:span>, <text:span text:style-name="Code_20_Text">==</text:span>, <text:span text:style-name="Code_20_Text">!=</text:span>, <text:span text:style-name="Code_20_Text">&lt;</text:span>. <text:span text:style-name="Code_20_Text">&lt;=</text:span>, <text:span text:style-name="Code_20_Text">&gt;</text:span>, <text:span text:style-name="Code_20_Text">&gt;=</text:span>, etc. The ternary conditional expression operator, <text:span text:style-name="Code_20_Text">? :</text:span>, can also be employed. The type checker does its best to identify the types of simple and complex expressions wherever possible. So, for example, if it knows the type of bound variable <text:span text:style-name="Code_20_Text">engine</text:span> then it will be able to <text:s/>employ reflection to infer the type of a field access <text:span text:style-name="Code_20_Text">engine.recovered</text:span>, a method invocation <text:span text:style-name="Code_20_Text">engine.isRecovered()</text:span>, etc.</text:p>
      <text:p text:style-name="Text_20_body">Note:</text:p>
      <text:list text:style-name="L4">
        <text:list-item>
          <text:p text:style-name="P17">The assignment operator is not available for use in expressions. It can only be employed at the top level in binding specifications.</text:p>
        </text:list-item>
        <text:list-item>
          <text:p text:style-name="P17">Use of the new operator is not currently allowed in expressions.</text:p>
        </text:list-item>
        <text:list-item>
          <text:p text:style-name="P17">throw and return operations are only allowed as the last action in a sequence of rule actions (see below).</text:p>
        </text:list-item>
      </text:list>
      <text:list text:style-name="L5">
        <text:list-item>
          <text:p text:style-name="P18">Expressions should obey the normal rules regarding associativity and precedence.</text:p>
        </text:list-item>
        <text:list-item>
          <text:p text:style-name="P18">It should eventually be possible to allow expressions to make references to local variables which are in scope at the trigger point as well as to method arguments. So, for example, if the synchronization block of method commit was preceded by a declaration for an <text:span text:style-name="Code_20_Text">int</text:span> variable with name <text:span text:style-name="Code_20_Text">idx</text:span> then the example rule should be able to include references to this variable in expressions by employing a local variable reference of the form <text:span text:style-name="Code_20_Text">$idx</text:span>. This reference would evaluate to the value of the local variable when the trigger point was reached.</text:p>
        </text:list-item>
      </text:list>
      <text:list text:style-name="Outline" text:continue-numbering="true">
        <text:list-item>
          <text:list text:continue-numbering="true">
            <text:list-header>
              <text:h text:style-name="Heading_20_2" text:outline-level="2" text:is-list-header="true">Rule Conditions</text:h>
            </text:list-header>
          </text:list>
        </text:list-item>
      </text:list>
      <text:p text:style-name="Text_20_body">Rule conditions are nothing more than rule expressions with boolean type. For example,</text:p>
      <text:p text:style-name="Code"># condition example<text:line-break/>RULE countdown at commit<text:line-break/>CLASS com.arjuna.wst11.messaging.engines.CoordinatorEngine<text:line-break/>METHOD commit<text:line-break/>AT READ state<text:line-break/>BIND<text:tab/>engine:CoordinatorEngine = $0,<text:line-break/> <text:tab/>recovered:boolean = engine.isRecovered(),<text:line-break/> <text:tab/>identifier:String = engine.getId()<text:line-break/>IF<text:tab/>recovered<text:line-break/>. . .<text:line-break/>ENDRULE</text:p>
      <text:p text:style-name="Text_20_body">merely tests the value of bound variable <text:span text:style-name="Code_20_Text">recovered</text:span>. The same effect could be achieved by using the following condition</text:p>
      <text:p text:style-name="Code"># condition example 2<text:line-break/>RULE countdown at commit<text:line-break/>CLASS com.arjuna.wst11.messaging.engines.CoordinatorEngine<text:line-break/>METHOD commit<text:line-break/>AT READ state<text:line-break/>BIND<text:tab/>engine:CoordinatorEngine = $0,<text:line-break/> <text:tab/>. . .<text:line-break/>IF<text:tab/>engine.isRecovered()<text:line-break/>. . .<text:line-break/>ENDRULE</text:p>
      <text:p text:style-name="Text_20_body"><text:soft-page-break/>Alternatively, if, say, the instance employed a public field, <text:span text:style-name="Code_20_Text">recovered</text:span>, to store the boolean value returned by method <text:span text:style-name="Code_20_Text">isRecovered</text:span> then the same effect would be achieved by the following condition.</text:p>
      <text:p text:style-name="Code"># condition example 3<text:line-break/>RULE countdown at commit<text:line-break/>CLASS com.arjuna.wst11.messaging.engines.CoordinatorEngine<text:line-break/>METHOD commit<text:line-break/>AT READ state<text:line-break/>BIND<text:tab/>engine:CoordinatorEngine = $0,<text:line-break/> <text:tab/>. . .<text:line-break/>IF<text:tab/>engine.recovered<text:line-break/>. . .<text:line-break/>ENDRULE</text:p>
      <text:p text:style-name="Text_20_body">Note that the boolean literal <text:span text:style-name="Code_20_Text">true</text:span> is available for use in expressions so a rule which should always fire can use this as the condition expression.</text:p>
      <text:list text:style-name="Outline" text:continue-numbering="true">
        <text:list-item>
          <text:list text:continue-numbering="true">
            <text:list-header>
              <text:h text:style-name="Heading_20_2" text:outline-level="2" text:is-list-header="true">Rule Actions</text:h>
            </text:list-header>
          </text:list>
        </text:list-item>
      </text:list>
      <text:p text:style-name="Text_20_body">Rule actions are either a rule expression or a return or throw expression or a comma-separated sequence of rule expressions, possibly ending with a return or throw expression. Rule expressions occurring in an action list may have arbitrary type, including void type.</text:p>
      <text:p text:style-name="Text_20_body">A return expressions is the <text:span text:style-name="Code_20_Text">return</text:span> keyword possibly followed by a rule expression which is used to compute a return value. A return expression causes a return from the triggering method so it may omit a return value if and only if the method is void. If a return value is employed then the type checker will ensure that it's type is assignable to the return type of the trigger method. SO, for example, the following use of return is legitimate assuming method <text:span text:style-name="Code_20_Text">commit</text:span> has return type <text:span text:style-name="Code_20_Text">boolean</text:span>:</text:p>
      <text:p text:style-name="Code"><text:span text:style-name="Code_20_Text"># return example<text:line-break/>RULE countdown at commit<text:line-break/>CLASS com.arjuna.wst11.messaging.engines.CoordinatorEngine<text:line-break/>METHOD commit<text:line-break/>AT READ state<text:line-break/> <text:tab/>. . .<text:line-break/>DO debug “returning early with failure”,<text:line-break/> <text:s text:c="3"/>return false<text:line-break/>ENDRULE</text:span></text:p>
      <text:p text:style-name="Text_20_body">A throw expression is the <text:span text:style-name="Code_20_Text">throw</text:span> keyword followed by an exception constructor <text:bookmark-start text:name="DDE_LINK"/>expression<text:bookmark-end text:name="DDE_LINK"/>. An exception constructor expression is the class name of the exception which is to be thrown followed by an argument list. The argument list may be empty i.e. it may consist of an open and close bracket pair. Alternatively, the brackets may include a single rule expression or a sequence of rule expressions separated by commas. If no arguments are supplied the exception type must implement an empty constructor. If arguments are supplied then the exception type must implement a constructor whose signature is type-compatible.</text:p>
      <text:p text:style-name="Text_20_body">A throw expression causes an exception of the type named in the exception constructor to be created and thrown from the triggering method. In order for this to be valid the expression type must either be assignable to <text:span text:style-name="Code_20_Text">java.lang.RuntimeException</text:span> or be explicitly declared in the triggering method's <text:span text:style-name="Code_20_Text">throws</text:span> list. The type checker will throw a <text:soft-page-break/>type exception if either of these conditions is not met. So, for example, the <text:s/>following use of throw is legitimate assuming method <text:span text:style-name="Code_20_Text">commit</text:span> includes WrongStateException in its throws list.</text:p>
      <text:p text:style-name="Code"># throw example<text:line-break/>RULE countdown at commit<text:line-break/>CLASS com.arjuna.wst11.messaging.engines.CoordinatorEngine<text:line-break/>METHOD commit<text:line-break/>AT READ state<text:line-break/> <text:tab/>. . .<text:line-break/>DO debug “throwing wrong state”,<text:line-break/> <text:s text:c="2"/>throw WrongStateException()<text:line-break/>ENDRULE</text:p>
      <text:p text:style-name="Text_20_body">An empty action list may be specified using the keyword <text:span text:style-name="Code_20_Text">NOTHING</text:span>. </text:p>
      <text:list text:style-name="Outline" text:continue-numbering="true">
        <text:list-header>
          <text:h text:style-name="Heading_20_1" text:outline-level="1" text:is-list-header="true">Rule Language Built-Ins</text:h>
        </text:list-header>
      </text:list>
      <text:p text:style-name="P2">The rule language provides a suite of built-in calls for use in rule expressions. Invocations of built-ins are written as simple method calls without a recipient (i.e. rather like static data calls). These are primarily intended for use in condition and action expressions but they may be called anywhere. <text:s/>They provide features which are designed to make it easy to perform complex tests, in particular to coordinate the actions of threads in multi-threaded applications. These features are not fixed in stone and the rule engine has been designed to ensure that new built-ins can easily be added as new requirements are identified.</text:p>
      <text:list text:style-name="Outline" text:continue-numbering="true">
        <text:list-item>
          <text:list text:continue-numbering="true">
            <text:list-header>
              <text:h text:style-name="Heading_20_2" text:outline-level="2" text:is-list-header="true">Helpers and Built-In Operations</text:h>
            </text:list-header>
          </text:list>
        </text:list-item>
      </text:list>
      <text:p text:style-name="P2">The reason for employing a helper class to handle rule execution is that it locates in one place all the execution context for the triggered rule. This includes the current set of bindings and a back-link to the original rule and, from there, the triggering class and method. This also provides an opportunity for the helper class to supply the implementation of any built-in operations which may be desired in rule event bindings, conditions or actions.</text:p>
      <text:p text:style-name="P2">Built-in calls are written without a recipient as though they were invocations of a method on <text:span text:style-name="Code_20_Text">this</text:span>. The rule engine identifies calls in this format and translates them to runtime invocations of helper class instance methods. So, for example, the helper class implements a method with signature</text:p>
      <text:p text:style-name="Code">boolean debug(String message)</text:p>
      <text:p text:style-name="P2">This method prints the supplied string to <text:span text:style-name="Code_20_Text">System.out</text:span> and always returns true. It can be used in a rule action to display a trace message, for example:</text:p>
      <text:p text:style-name="Code">DO<text:tab/>debug(“killing JVM”), killJVM()</text:p>
      <text:p text:style-name="P2">When the <text:span text:style-name="T3">debug</text:span> built-in is executed the rule engine calls the corresponding method of the current helper instance passing it the string <text:span text:style-name="Code_20_Text">“killing JVM”</text:span>. Method <text:span text:style-name="Code_20_Text">killJVM</text:span> is another built-in which is implemented by an instance method of class <text:span text:style-name="Code_20_Text">Rule.Helper</text:span>.</text:p>
      <text:p text:style-name="P1">Note that method debug has a boolean signature so that tracing can also be performed in rule conditions. This would normally occur in combination with a test of some bound variable or method parameter, for example:</text:p>
      <text:p text:style-name="Code"><text:soft-page-break/>IF<text:tab/>debug(“checking for recovered participant”)<text:line-break/><text:tab/>AND<text:line-break/><text:tab/>participant.isRecovered()<text:line-break/><text:tab/>AND<text:line-break/><text:tab/>debug(“recovered participant “ + participant.getId())</text:p>
      <text:p text:style-name="P1">n.b. <text:span text:style-name="Code_20_Text">AND</text:span> is an alternative token for the Java <text:span text:style-name="Code_20_Text">&amp;&amp;</text:span> operator.</text:p>
      <text:p text:style-name="P1">The rule language implementation automatically exposes all public instance methods of class <text:span text:style-name="Code_20_Text">Rule.Helper</text:span> as built-in operations. So when the rule type checker encounters an invocation of <text:span text:style-name="Code_20_Text">debug</text:span> with no recipient supplied it identifies that debug is a method of <text:s/>class <text:span text:style-name="Code_20_Text">Rule.Helper</text:span> and automatically type checks the call against this method. At execution time the call is executed by invoking the relevant implementation on the helper instance handling the rule trigger call.</text:p>
      <text:p text:style-name="P1">This feature allows additional built-ins to be added automatically to the rule engine by adding new instance methods. No changes are required to the parser, type checker and compiler in order for this to work.</text:p>
      <text:list text:style-name="Outline" text:continue-numbering="true">
        <text:list-item>
          <text:list text:continue-numbering="true">
            <text:list-header>
              <text:h text:style-name="Heading_20_2" text:outline-level="2" text:is-list-header="true">Countdowns</text:h>
            </text:list-header>
          </text:list>
        </text:list-item>
      </text:list>
      <text:p text:style-name="Text_20_body">The rule engine provides countdowns which can be used to ensure that firing of some given rule will only occur after other rules have been triggered or fired <text:s/>a certain number of times. <text:bookmark-start text:name="DDE_LINK3"/>The API defined by the helper class is</text:p>
      <text:p text:style-name="Code">public boolean addCountDown(Object identifier, int count)<text:line-break/>public boolean getCountDown(Object identifier)<text:line-break/>public boolean countDown(Object identifier)</text:p>
      <text:p text:style-name="Text_20_body">Countdowns<text:bookmark-end text:name="DDE_LINK3"/> are <text:bookmark-start text:name="DDE_LINK4"/>identified by an arbitrary object<text:bookmark-end text:name="DDE_LINK4"/>, allowing successive calls to the countdown API to apply to the same or different cases. This identification can be made across different rule and helper instances. For example, one rule might include action <text:span text:style-name="Code_20_Text">addCountdown($0, 1)</text:span> and another rule might include condition <text:span text:style-name="Code_20_Text">countDown($0)</text:span>. A countdown created by the first rule would only be decremented if the second rule was triggered from a method call with the same value for <text:span text:style-name="Code_20_Text">this</text:span>. Countdowns created by invocations with distinct values for <text:span text:style-name="Code_20_Text">this</text:span> would match up accordingly. <text:s/>However, if the countdown was identified using a common <text:span text:style-name="Code_20_Text">String</text:span> literal <text:s/>(i.e. action and condition were <text:span text:style-name="Code_20_Text">addCountDown(“counter”, 1) and countDown(“counter”), respectively)</text:span>, then the countdown created by the first rule would be decremented by the next firing of the second rule irrespective of whether the trigger method calls were on related instances.</text:p>
      <text:p text:style-name="Text_20_body"><text:span text:style-name="Code_20_Text">addCountDown</text:span> is used to create a countdown. <text:span text:style-name="Code_20_Text">count</text:span> specifies how many times the countdown will be decremented before a decrement operation fails i.e. if <text:span text:style-name="Code_20_Text">count</text:span> is <text:span text:style-name="Code_20_Text">1</text:span> then the countdown will decrement once and then fail at the next decrement. If count is supplied with a value less than 1 it will be replaced with value 1. <text:s/><text:span text:style-name="Code_20_Text">addCountDown</text:span> would normally be employed in a rule action. However, it is defined to return true if a new countdown is created and false if there is already a countdown associated with the identifier. This allows it to be used in rule conditions where several rules may be racing to create a countdown.</text:p>
      <text:p text:style-name="Text_20_body"><text:span text:style-name="Code_20_Text">getCountDown</text:span> is for use in a rule condition to test whether a countdown associated with a given identifier is present, returning <text:span text:style-name="Code_20_Text">true</text:span> if so otherwise <text:span text:style-name="Code_20_Text">false</text:span>.</text:p>
      <text:p text:style-name="Text_20_body"><text:span text:style-name="Code_20_Text">countDown</text:span> is for use in a rule condition to decrement a countdown. It returns <text:span text:style-name="Code_20_Text">false</text:span> if the decrement succeeds or if there is no countdown associated with identifier. It returns <text:span text:style-name="Code_20_Text">true</text:span> if the countdown fails i.e. it has count <text:span text:style-name="Code_20_Text">0</text:span>. In the latter case the association between the identifier and the countdown is removed, allowing a new countdown to be started using the <text:soft-page-break/>same identifier. Note that this behaviour ensures that a race between multiple threads to decrement a counter from one or more rule conditions can only have one winner.</text:p>
      <text:list text:style-name="Outline" text:continue-numbering="true">
        <text:list-item>
          <text:list text:continue-numbering="true">
            <text:list-header>
              <text:h text:style-name="Heading_20_2" text:outline-level="2" text:is-list-header="true">Waiters</text:h>
            </text:list-header>
          </text:list>
        </text:list-item>
      </text:list>
      <text:p text:style-name="Text_20_body">The rule engine provides waiters used to suspend threads during rule execution and then have other threads wake them up. The wakeup can simply allow the suspended thread to resume execution of the rule which suspended it. Alternatively, it can force the waiting thread to exit from the triggering method with an exception. <text:bookmark-start text:name="DDE_LINK5"/>The API defined by the helper class is</text:p>
      <text:p text:style-name="Code">public void waitFor(Object identifier)<text:line-break/>public void waitFor(Object identifier, long millisecsWait)<text:line-break/>public boolean waiting(Object identifier)<text:line-break/>public boolean signalWake(Object identifier)<text:line-break/>public boolean signalKill(Object identifier)</text:p>
      <text:p text:style-name="Text_20_body">As with countdowns, waiters are <text:s/>identified by an arbitrary object. Note<text:bookmark-end text:name="DDE_LINK5"/> that the wait operation is not performed by invoking <text:span text:style-name="Code_20_Text">Object.wait</text:span> on <text:span text:style-name="Code_20_Text">identifier</text:span>. Doing so might interfere with locking and synchronization operations performed by the triggering method or its callers. The identifier is merely used by the rule engine determine the target of wait and signal operations. It is used to <text:s/>index private instances which manage the synchronization activity.</text:p>
      <text:p text:style-name="Text_20_body"><text:span text:style-name="Code_20_Text">waitFor</text:span> is intended for use in a rule action. It suspends the current thread until either a <text:span text:style-name="Code_20_Text">signalWake</text:span> or a <text:span text:style-name="Code_20_Text">signalKill</text:span> is called with the same identifier. In the former case the thread will continue processing any subsequent actions or will return from the trigger call. In the latter case the thread will throw a runtime exception from the triggering method call frame. The version without a wait parameter will never time out. The version which employs a wait parameter will time out after the specified number of milliseconds.</text:p>
      <text:p text:style-name="Text_20_body"><text:span text:style-name="Code_20_Text">waiting</text:span> is intended for use in rule conditions. it will return true if any threads are waiting for a signal associated with <text:span text:style-name="Code_20_Text">identifier</text:span>. It returns false if there are no threads waiting.</text:p>
      <text:p text:style-name="Text_20_body"><text:span text:style-name="Code_20_Text">signalWake</text:span> is intended for use in rule conditions or actions. If there are threads waiting for a signal associated with <text:span text:style-name="Code_20_Text">identifier</text:span> it wakes them and returns <text:span text:style-name="Code_20_Text">true</text:span>. If not it returns <text:span text:style-name="Code_20_Text">false</text:span>. Note <text:s/>this behaviour ensures that a race between multiple threads to signal waiting threads from a rule condition can only have one winner.</text:p>
      <text:p text:style-name="Text_20_body"><text:span text:style-name="Code_20_Text">signalKill</text:span> is identical to <text:span text:style-name="Code_20_Text">signalWake</text:span> except that it does not just wake any waiting threads. It also causes them to throw a runtime exception of type <text:span text:style-name="Code_20_Text">ExecuteException</text:span> from their triggering method call frame when they wake up.</text:p>
      <text:list text:style-name="Outline" text:continue-numbering="true">
        <text:list-item>
          <text:list text:continue-numbering="true">
            <text:list-header>
              <text:h text:style-name="Heading_20_2" text:outline-level="2" text:is-list-header="true">Flags</text:h>
            </text:list-header>
          </text:list>
        </text:list-item>
      </text:list>
      <text:p text:style-name="Text_20_body">The rule engine provides a simple mechanism for setting, testing and clearing global flags. <text:s/>The API defined by the helper class is</text:p>
      <text:p text:style-name="Code">public boolean flag(Object identifier)<text:line-break/>public boolean flagged(Object identifier)<text:line-break/>public boolean clear(Object identifier)</text:p>
      <text:p text:style-name="Text_20_body">As with countdowns, flags are <text:s/>identified by an arbitrary object. All three methods are designed to be used either in conditions or actions. </text:p>
      <text:p text:style-name="Text_20_body"><text:bookmark-start text:name="DDE_LINK6"/><text:span text:style-name="Code_20_Text">flag</text:span> can be called to ensure that the flag identified by <text:span text:style-name="Code_20_Text">identifier</text:span> is set. It returns <text:span text:style-name="Code_20_Text">true</text:span> if the flag was previously clear otherwise <text:span text:style-name="Code_20_Text">false</text:span>. Note that the API is designed to <text:soft-page-break/>ensure that race conditions between multiple threads trying to set a flag from rule conditions can only have one winner.</text:p>
      <text:p text:style-name="Text_20_body"><text:bookmark-end text:name="DDE_LINK6"/><text:span text:style-name="Code_20_Text">flagged</text:span> tests whether the flag identified by <text:span text:style-name="Code_20_Text">identifier</text:span> is set. It returns <text:span text:style-name="Code_20_Text">true</text:span> if the flag is set otherwise <text:span text:style-name="Code_20_Text">false</text:span>. </text:p>
      <text:p text:style-name="Text_20_body"><text:span text:style-name="Code_20_Text">clear</text:span> can be called to ensure that the flag identified by <text:span text:style-name="Code_20_Text">identifier</text:span> is clear. It returns <text:span text:style-name="Code_20_Text">true</text:span> if the flag was previously set otherwise <text:span text:style-name="Code_20_Text">false</text:span>. Note that the API is designed to ensure that race conditions between multiple threads trying to clear a flag from rule conditions can only have one winner.</text:p>
      <text:p text:style-name="Text_20_body">Note a flag is semantically equivalent to a countdown created with count 0.</text:p>
      <text:list text:style-name="Outline" text:continue-numbering="true">
        <text:list-item>
          <text:list text:continue-numbering="true">
            <text:list-header>
              <text:h text:style-name="Heading_20_2" text:outline-level="2" text:is-list-header="true">Tracing</text:h>
            </text:list-header>
          </text:list>
        </text:list-item>
      </text:list>
      <text:p text:style-name="Text_20_body">The rule engine currently provides a single tracing call. The API defined by the helper class is</text:p>
      <text:p text:style-name="Code">public boolean debug(String message)</text:p>
      <text:p text:style-name="Text_20_body"><text:span text:style-name="Code_20_Text">debug</text:span> prints the supplied message to <text:span text:style-name="Code_20_Text">System.out</text:span>, prefixed with the name of the rule being executed. It always returns true, allowing debug messages to be used in conditions by ANDing them with other boolean expressions.</text:p>
      <text:list text:style-name="Outline" text:continue-numbering="true">
        <text:list-item>
          <text:list text:continue-numbering="true">
            <text:list-header>
              <text:h text:style-name="Heading_20_2" text:outline-level="2" text:is-list-header="true">Aborting Execution</text:h>
            </text:list-header>
          </text:list>
        </text:list-item>
      </text:list>
      <text:p text:style-name="Text_20_body">The rule engine provides two built-ins for use in rule actions which allow execution of the triggering method to be aborted. The API defined by the helper class is</text:p>
      <text:p text:style-name="Code">public void killThread()<text:line-break/>public void killJVM()<text:line-break/>public void killJVM(int exitCode)</text:p>
      <text:p text:style-name="Text_20_body"><text:bookmark-start text:name="DDE_LINK7"/><text:span text:style-name="Code_20_Text">killThread</text:span> causes a runtime exception of type <text:span text:style-name="Code_20_Text">ExecuteException</text:span> to be thrown from the triggering method call frame. This will effectively kill the thread unless a catch-all exception handler is installed somewhere up the call stack.<text:bookmark-end text:name="DDE_LINK7"/></text:p>
      <text:p text:style-name="Text_20_body"><text:span text:style-name="Code_20_Text">killJVM</text:span> results in a call to java.lang.Runtime.getRuntime().halt(). This effectively kills the JVM without any opportunity for any registered exit handlers to run, simulating a JVM crash. If <text:span text:style-name="Code_20_Text">exitCode</text:span> is not supplied it is defaulted to -1</text:p>
      <text:list text:style-name="Outline" text:continue-numbering="true">
        <text:list-item>
          <text:list text:continue-numbering="true">
            <text:list-header>
              <text:h text:style-name="Heading_20_2" text:outline-level="2" text:is-list-header="true">Other Builtins</text:h>
            </text:list-header>
          </text:list>
        </text:list-item>
      </text:list>
      <text:p text:style-name="P1">It is intended to implement a rendezvous API along the following lines:</text:p>
      <text:p text:style-name="Code">public boolean rendezvous(Object identifier, int count)<text:line-break/>public int rendezvousCount(Object identifier)<text:line-break/>public int rendezvousLimit(Object identifier)</text:p>
      <text:p text:style-name="P1"><text:span text:style-name="Code_20_Text">rendezvous</text:span> will cause the current thread to suspend until <text:span text:style-name="Code_20_Text">count</text:span> other threads have arrived at the rendezvous identified by <text:s/><text:span text:style-name="Code_20_Text">identifier</text:span>, at which point it will return <text:span text:style-name="Code_20_Text">true</text:span>. If count is less than <text:span text:style-name="Code_20_Text">1</text:span> or if other threads are waiting for the rendezvous under a different count then it will return <text:span text:style-name="Code_20_Text">false</text:span>. Note that it is legitimate (although pathological) to supply a count of <text:span text:style-name="Code_20_Text">1</text:span>. In this latter case the rendezvous call will return true without waiting.</text:p>
      <text:p text:style-name="P1"><text:span text:style-name="Code_20_Text">getRendezvous</text:span> will return the number of threads waiting at the rendezvous identified by <text:span text:style-name="Code_20_Text">identifier</text:span> or 0 if no threads are currently waiting.</text:p>
      <text:p text:style-name="P1"><text:soft-page-break/>rendezvousLimit will return the count associated with the rendezvous identified by <text:span text:style-name="Code_20_Text">identifier</text:span> or <text:span text:style-name="Code_20_Text">0</text:span> if no threads are currently waiting.</text:p>
      <text:list text:style-name="Outline" text:continue-numbering="true">
        <text:list-header>
          <text:h text:style-name="Heading_20_1" text:outline-level="1" text:is-list-header="true">Using The Orchestration Package</text:h>
          <text:list>
            <text:list-header>
              <text:h text:style-name="Heading_20_2" text:outline-level="2" text:is-list-header="true">Obtaining the sources</text:h>
            </text:list-header>
          </text:list>
        </text:list-header>
      </text:list>
      <text:p text:style-name="P1">The orchestration package sources are available from the JBossTS SVN repository located under directory workspace/adinn/orchestration (they will have to move to trunk at some point). The source tree includes an ext directory containing the external javacup, JFlex and ObjectWeb asm jars needed by the agent and rule code.</text:p>
      <text:p text:style-name="P1">The package includes some sample rule scripts located in directory <text:s/>dd/scripts.</text:p>
      <text:list text:style-name="Outline" text:continue-numbering="true">
        <text:list-item>
          <text:list text:continue-numbering="true">
            <text:list-header>
              <text:h text:style-name="Heading_20_2" text:outline-level="2" text:is-list-header="true">Building the package</text:h>
            </text:list-header>
          </text:list>
        </text:list-item>
      </text:list>
      <text:p text:style-name="P1">The package builds to produce a single jar in build/lib/orchestration.jar. This jar contains the Java agent and rule engine code. This jar currently also bundles in the contents of the external Jflex, javacup runtime and ObjectWeb asm package libraries for ease of use. These could be unbundled so long as they are available in the classpath of the JVM being used to run the test application and the rule code. </text:p>
      <text:p text:style-name="P1">The top level directory contains a file build.xml with default target 'jar' which builds the orchestration jar. Other useful targets include 'parser' which rebuilds the javacup/JFlex parser from the garmmar rules in dd/grammar and 'TestScript', which compiles and runs program TestScript.java. The latter is an offline type checker which parses and then type checks the rules defined in file handler.txt in the top level directory. Note that the latter target requires any classes mentioned in the rules to be in the class path of the TestScript program so it may be necessary to edit the rules in build.xml to get this to work.</text:p>
      <text:list text:style-name="Outline" text:continue-numbering="true">
        <text:list-item>
          <text:list text:continue-numbering="true">
            <text:list-header>
              <text:h text:style-name="Heading_20_2" text:outline-level="2" text:is-list-header="true">Using The Package</text:h>
            </text:list-header>
          </text:list>
        </text:list-item>
      </text:list>
      <text:p text:style-name="P1">Using the package is refreshingly simple in that it only requires pointing the JVM at the agent code in the jar and at the script files containing the orchestration rules. This is specified using the <text:span text:style-name="Code_20_Text">java</text:span> command flag</text:p>
      <text:p text:style-name="Code"><text:span text:style-name="Code_20_Text">-javaagent:</text:span><text:span text:style-name="Code_20_Text"><text:span text:style-name="T1">agentlib</text:span></text:span><text:span text:style-name="Code_20_Text"><text:span text:style-name="T2">(=script:</text:span></text:span><text:span text:style-name="Code_20_Text"><text:span text:style-name="T1">agentscript</text:span></text:span><text:span text:style-name="Code_20_Text"><text:span text:style-name="T2">)+</text:span></text:span></text:p>
      <text:p text:style-name="P1">This is a standard option for JDK 1.5 and upwards.</text:p>
      <text:p text:style-name="P1"><text:span text:style-name="Code_20_Text"><text:span text:style-name="T1">agentlib</text:span></text:span> is a path to the orchestration jar. The build process inserts a metadata file in the jar which allows the JVM to identify the agent program entry point so eberthing else si shrink-wrapped.</text:p>
      <text:p text:style-name="P1"><text:span text:style-name="Code_20_Text"><text:span text:style-name="T1">agentscript</text:span></text:span> is a path to a rule script to be used during the JVM run. Multiple scripts may be provided (the brackets and + sign are regexp syntax and do not actually appear in the command flag). The name of each script file is separated from the agentlib file or preceding script file names by an <text:span text:style-name="Code_20_Text">=script:</text:span>separator string. For example, setting</text:p>
      <text:p text:style-name="Code"><text:span text:style-name="Code_20_Text">export JAVA_OPTS="-javaagent:${HOME}/jboss/workspace/adinn/<text:line-break/>orchestration/build/lib/orchestration.jar=script:${HOME}/j<text:line-break/>boss/workspace/adinn/orchestration/dd/scripts/HeuristicSave<text:line-break/>AndRecover.txt"</text:span></text:p>
      <text:p text:style-name="Text_20_body">will cause the JVM (and indeed JBoss AS) to pick up the jar file from the build directory and use the script provided in the dd directory.</text:p>
      <text:p text:style-name="Text_20_body"><text:soft-page-break/>The transformations performed by the agent can be observed by setting several environment variables which cause the transformed bytecode to be dumped to disk.</text:p>
      <text:p text:style-name="Text_20_body">If <text:s/>system property</text:p>
      <text:p text:style-name="P9"><text:span text:style-name="Code_20_Text">org.jboss.jbossts.orchestration.dump.generated.classes</text:span></text:p>
      <text:p text:style-name="P1"><text:s/>is set (with <text:span text:style-name="T1">any</text:span> value) the agent transformer code will dump a class file containing the bytecode of any class it has modified. The class file is dumped in a directory hierarchy derived from the package of the transformed class. So, for example, class <text:s/><text:bookmark-start text:name="DDE_LINK8"/><text:span text:style-name="Code_20_Text">com.arjuna.Foo</text:span> will be dumped to file <text:span text:style-name="Code_20_Text">com/arjuna/Foo.class</text:span><text:bookmark-end text:name="DDE_LINK8"/>. </text:p>
      <text:p text:style-name="P1">If system property</text:p>
      <text:p text:style-name="P9"><text:span text:style-name="Code_20_Text">org.jboss.jbossts.orchestration.dump.generated.classes.directory</text:span></text:p>
      <text:p text:style-name="P1">is set to the name of a directory writeable by the JVM then class files will be dumped in a package directory hierarchy below this directory. For example, if this property is set with value <text:span text:style-name="Code_20_Text">/tmp/dump</text:span> then class <text:span text:style-name="Code_20_Text">com.arjuna.Foo</text:span> will be dumped to file /tmp/dump/<text:span text:style-name="Code_20_Text">com/arjuna/Foo.class.</text:span> If this property is unset or does not identify a writeable directory then class files will be dumped below the current working directory of the JVM.</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F" svg:font-family=""/>
    <style:font-face style:name="StarSymbol" svg:font-family="StarSymbol"/>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GB"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list-style-name=""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fo:text-align="start" style:justify-single-word="false"/>
      <style:text-properties style:font-name="Liberation Sans1"/>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_20_1" style:display-name="Heading 1" style:family="paragraph" style:parent-style-name="Heading" style:next-style-name="Text_20_body" style:list-style-name="Outline" style:class="text" style:master-page-name="" style:default-outline-level="1">
      <style:paragraph-properties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2" style:display-name="Heading 2" style:family="paragraph" style:parent-style-name="Heading" style:next-style-name="Text_20_body" style:list-style-name="Outline" style:class="text" style:master-page-name="" style:default-outline-level="2">
      <style:paragraph-properties style:page-number="auto" fo:background-color="transparent" style:shadow="none">
        <style:tab-stops/>
        <style:background-image/>
      </style:paragraph-properties>
      <style:text-properties fo:font-size="14pt" fo:font-style="italic" fo:font-weight="bold" style:font-size-asian="14pt" style:font-style-asian="italic" style:font-weight-asian="normal" style:font-size-complex="14pt" style:font-style-complex="italic" style:font-weight-complex="normal"/>
    </style:style>
    <style:style style:name="Code" style:family="paragraph" style:parent-style-name="Text_20_body" style:next-style-name="Text_20_body" style:master-page-name="">
      <style:paragraph-properties fo:margin-left="0.5098in" fo:margin-right="0in" fo:keep-together="always" fo:text-indent="0in" style:auto-text-indent="false" style:page-number="auto" fo:background-color="transparent" style:shadow="none">
        <style:tab-stops/>
        <style:background-image/>
      </style:paragraph-properties>
      <style:text-properties style:font-name="Courier New"/>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arj-legal" style:family="paragraph" style:parent-style-name="Standard">
      <style:paragraph-properties fo:margin-left="0in" fo:margin-right="0in" fo:text-align="start" style:justify-single-word="false"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ode_20_Text" style:display-name="Code Text" style:family="text">
      <style:text-properties style:font-name="Courier New"/>
    </style:style>
    <style:style style:name="Caption_20_characters" style:display-name="Caption characters" style:family="text"/>
    <style:style style:name="Numbering_20_Symbols" style:display-name="Numbering Symbols" style:family="text"/>
    <style:style style:name="Default_20_Paragraph_20_Font" style:display-name="Default Paragraph Font" style:family="text"/>
    <style:style style:name="arj-bold" style:family="text" style:parent-style-name="Default_20_Paragraph_20_Font">
      <style:text-properties fo:font-weight="bold" style:font-weight-asian="bold"/>
    </style:style>
    <text:list-style style:name="Outline">
      <text:list-level-style-number text:level="1" text:style-name="Numbering_20_Symbols" style:num-prefix=" " style:num-suffix="." style:num-format="1">
        <style:list-level-properties text:min-label-distance="0.15in"/>
      </text:list-level-style-number>
      <text:list-level-style-number text:level="2" text:style-name="Numbering_20_Symbols" style:num-prefix=" " style:num-suffix="." style:num-format="1" text:display-levels="2">
        <style:list-level-properties text:min-label-distance="0.15in"/>
      </text:list-level-style-number>
      <text:list-level-style-number text:level="3" text:style-name="Numbering_20_Symbols" style:num-prefix=" " style:num-suffix=")" style:num-format="a">
        <style:list-level-properties text:min-label-distance="0.15in"/>
      </text:list-level-style-number>
      <text:list-level-style-bullet text:level="4" text:style-name="Bullet_20_Symbols" style:num-prefix=" " style:num-suffix=" " text:bullet-char="">
        <style:list-level-properties text:min-label-distance="0.15in"/>
      </text:list-level-style-bullet>
      <text:list-level-style-bullet text:level="5" text:style-name="Bullet_20_Symbols" style:num-prefix=" " style:num-suffix=" " text:bullet-char="">
        <style:list-level-properties text:min-label-distance="0.15in"/>
      </text:list-level-style-bullet>
      <text:list-level-style-bullet text:level="6" text:style-name="Bullet_20_Symbols" style:num-prefix=" " style:num-suffix=" " text:bullet-char="">
        <style:list-level-properties text:min-label-distance="0.15in"/>
      </text:list-level-style-bullet>
      <text:list-level-style-bullet text:level="7" text:style-name="Bullet_20_Symbols" style:num-prefix=" " style:num-suffix=" " text:bullet-char="">
        <style:list-level-properties text:min-label-distance="0.15in"/>
      </text:list-level-style-bullet>
      <text:list-level-style-bullet text:level="8" text:style-name="Bullet_20_Symbols" style:num-prefix=" " style:num-suffix=" " text:bullet-char="">
        <style:list-level-properties text:min-label-distance="0.15in"/>
      </text:list-level-style-bullet>
      <text:list-level-style-bullet text:level="9" text:style-name="Bullet_20_Symbols" style:num-prefix=" " style:num-suffix=" " text:bullet-char="">
        <style:list-level-properties text:min-label-distance="0.15in"/>
      </text:list-level-style-bullet>
      <text:list-level-style-bullet text:level="10" text:style-name="Bullet_20_Symbols" style:num-prefix=" " style:num-suffix=" " text:bullet-char="">
        <style:list-level-properties text:min-label-distance="0.15in"/>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Andrew Dinn</meta:initial-creator>
    <meta:creation-date>2008-09-25T16:33:44</meta:creation-date>
    <dc:creator>Andrew Dinn</dc:creator>
    <dc:date>2008-12-01T14:00:46</dc:date>
    <meta:printed-by>Andrew Dinn</meta:printed-by>
    <meta:print-date>2008-09-26T17:21:42</meta:print-date>
    <meta:editing-cycles>42</meta:editing-cycles>
    <meta:editing-duration>PT20H29M13S</meta:editing-duration>
    <meta:user-defined meta:name="Info 1"/>
    <meta:user-defined meta:name="Info 2"/>
    <meta:user-defined meta:name="Info 3"/>
    <meta:user-defined meta:name="Info 4"/>
    <meta:document-statistic meta:table-count="0" meta:image-count="0" meta:object-count="0" meta:page-count="18" meta:paragraph-count="213" meta:word-count="6826" meta:character-count="42784"/>
  </office:meta>
</office:document-meta>
</file>